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Trigger.log( String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ogTrigger.progress( Iv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Trigger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Trigger.set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Trigger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Trigg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